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Programmation Objet</text:p>
      <text:p text:style-name="P1">Stephane Loiseau</text:p>
      <text:p text:style-name="P4"/>
      <text:p text:style-name="P6"/>
      <text:p text:style-name="P6">Qu'est-ce qu'un programme ?</text:p>
      <text:list xml:id="list988197061" text:style-name="L1">
        <text:list-item>
          <text:p text:style-name="P7">une suite d'instructions</text:p>
        </text:list-item>
        <text:list-item>
          <text:p text:style-name="P7">la metaphore du cours de cuisine</text:p>
        </text:list-item>
        <text:list-item>
          <text:p text:style-name="P7">les langages classiques de programmation (dits proceduraux)</text:p>
          <text:list>
            <text:list-header>
              <text:p text:style-name="P7">un programme = un ensemble d'instruction qui manipulent des données</text:p>
            </text:list-header>
          </text:list>
        </text:list-item>
      </text:list>
      <text:list xml:id="list223975113" text:style-name="L2">
        <text:list-item>
          <text:p text:style-name="P8">languages compilés VS interprétés</text:p>
        </text:list-item>
        <text:list-item>
          <text:p text:style-name="P8">langage fonctionnel et logique</text:p>
        </text:list-item>
        <text:list-item>
          <text:p text:style-name="P8">langage compiler en byteCode puis interpreter ensuite pour le processeur (le cas de java)</text:p>
          <text:p text:style-name="P5">LANGAGE OBJET</text:p>
        </text:list-item>
        <text:list-item>
          <text:p text:style-name="P8">langage orienté objet LLO, programme orienté objet POO</text:p>
        </text:list-item>
        <text:list-item>
          <text:p text:style-name="P8">programmer ou concevoir : regrouper données et traitement, hierarchiser.</text:p>
        </text:list-item>
        <text:list-item>
          <text:p text:style-name="P8">Executer un programme : des messages entre entités</text:p>
        </text:list-item>
        <text:list-item>
          <text:p text:style-name="P8">Simula (1965-1970) langage américain ; notion de <text:span text:style-name="T1">classe</text:span></text:p>
          <text:list>
            <text:list-header>
              <text:p text:style-name="P8">principe 1 : raccroche à la structure de données (champs), les codes qui peuvent les manipuler (méthode). Véritable copernicienne</text:p>
            </text:list-header>
          </text:list>
        </text:list-item>
      </text:list>
      <text:list xml:id="list1119646086" text:style-name="L3">
        <text:list-item>
          <text:p text:style-name="P9">Smalltalk (1970-1975) : notion d'<text:span text:style-name="T1">héritage</text:span></text:p>
          <text:list>
            <text:list-header>
              <text:p text:style-name="P9">A. kay (souris, interfaces graphiques avec fenetres ...) Xerox</text:p>
              <text:p text:style-name="P9">principe 2 : on hiérarchise les classes</text:p>
            </text:list-header>
          </text:list>
        </text:list-item>
        <text:list-item>
          <text:p text:style-name="P9">en dehors des labos : 1980 smalltalk 1990 Eiffel, Lispobjet, pascalobjet, c++, java</text:p>
          <text:p text:style-name="P9"/>
          <text:p text:style-name="P9"><text:span text:style-name="T1"/></text:p>
        </text:list-item>
      </text:list>
      <text:p text:style-name="P11">Languages</text:p>
      <text:p text:style-name="P13">le compilateur fait la traduction et donne les erreurs, la traduction donne un fichier executable en assembleur. </text:p>
      <text:p text:style-name="P13">L'interpreteur fait la traduction au fur et à mesure de l'execution du programme source, c'est beaucoup moins rapide.(Basic, Prologue...)</text:p>
      <text:p text:style-name="P1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fonctionnel</text:p>
          </table:table-cell>
          <table:table-cell table:style-name="Tableau1.A1" office:value-type="string">
            <text:p text:style-name="P3">procéduraux</text:p>
          </table:table-cell>
          <table:table-cell table:style-name="Tableau1.A1" office:value-type="string">
            <text:p text:style-name="P3">Orienté objet</text:p>
          </table:table-cell>
          <table:table-cell table:style-name="Tableau1.D1" office:value-type="string">
            <text:p text:style-name="P3">logique</text:p>
          </table:table-cell>
        </table:table-row>
        <table:table-row>
          <table:table-cell table:style-name="Tableau1.A2" office:value-type="string">
            <text:p text:style-name="P2">Lisp</text:p>
          </table:table-cell>
          <table:table-cell table:style-name="Tableau1.A2" office:value-type="string">
            <text:p text:style-name="P2">pascal</text:p>
          </table:table-cell>
          <table:table-cell table:style-name="Tableau1.A2" office:value-type="string">
            <text:p text:style-name="P2">simula</text:p>
          </table:table-cell>
          <table:table-cell table:style-name="Tableau1.D2" office:value-type="string">
            <text:p text:style-name="P2">prolog</text:p>
          </table:table-cell>
        </table:table-row>
        <table:table-row>
          <table:table-cell table:style-name="Tableau1.A2" office:value-type="string">
            <text:p text:style-name="P2">caml</text:p>
          </table:table-cell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smalltalk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Lelisp</text:p>
          </table:table-cell>
          <table:table-cell table:style-name="Tableau1.A2" office:value-type="string">
            <text:p text:style-name="P2">ada</text:p>
          </table:table-cell>
          <table:table-cell table:style-name="Tableau1.A2" office:value-type="string">
            <text:p text:style-name="P2">C++</text:p>
          </table:table-cell>
          <table:table-cell table:style-name="Tableau1.D2" office:value-type="string">
            <text:p text:style-name="P2">(pas de fonction if)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fortran</text:p>
          </table:table-cell>
          <table:table-cell table:style-name="Tableau1.A2" office:value-type="string">
            <text:p text:style-name="P2">java</text:p>
          </table:table-cell>
          <table:table-cell table:style-name="Tableau1.D2" office:value-type="string">
            <text:p text:style-name="P2">(pas de while)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cobol</text:p>
          </table:table-cell>
          <table:table-cell table:style-name="Tableau1.A2" office:value-type="string">
            <text:p text:style-name="P2">eiffel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Traitement+++</text:p>
            <text:p text:style-name="P2">données --</text:p>
          </table:table-cell>
          <table:table-cell table:style-name="Tableau1.A2" office:value-type="string">
            <text:p text:style-name="P2">Traitement++</text:p>
            <text:p text:style-name="P2">données +</text:p>
          </table:table-cell>
          <table:table-cell table:style-name="Tableau1.A2" office:value-type="string">
            <text:p text:style-name="P2">Traitement+</text:p>
            <text:p text:style-name="P2">données++</text:p>
          </table:table-cell>
          <table:table-cell table:style-name="Tableau1.D2" office:value-type="string">
            <text:p text:style-name="P2">Traitement--</text:p>
            <text:p text:style-name="P2">données+++</text:p>
          </table:table-cell>
        </table:table-row>
      </table:table>
      <text:p text:style-name="P6"/>
      <text:p text:style-name="P6">Biblio :<text:tab/>programmer en java 6 Delannoy Eyrolles 2009</text:p>
      <text:p text:style-name="P6"><text:tab/><text:tab/>conception et programmation par objets J Ferber Hermes</text:p>
      <text:p text:style-name="P6"><text:tab/><text:tab/>les concepts objets à l'épreuve P Prados Eyrolles</text:p>
      <text:p text:style-name="P6"/>
      <text:p text:style-name="P6"/>
      <text:p text:style-name="P18"><text:soft-page-break/>Principes de la programmation objet</text:p>
      <text:p text:style-name="P6"/>
      <text:p text:style-name="P15"><text:span text:style-name="T2">la programmation classique</text:span> </text:p>
      <text:list xml:id="list661129644" text:style-name="L4">
        <text:list-item>
          <text:list>
            <text:list-item>
              <text:p text:style-name="P16"><text:span text:style-name="T2">les procedures agissent sur les données</text:span></text:p>
              <text:list>
                <text:list-header>
                  <text:p text:style-name="P16"><text:span text:style-name="T2">on a une premiere idée des procedures</text:span></text:p>
                  <text:p text:style-name="P16"><text:span text:style-name="T2">on definit les variables</text:span></text:p>
                  <text:p text:style-name="P16"><text:span text:style-name="T2">on ecrit les procedures</text:span></text:p>
                </text:list-header>
              </text:list>
            </text:list-item>
            <text:list-item>
              <text:p text:style-name="P16"><text:span text:style-name="T2">une exécution = appel aux procédures dans un ordre, en donnant les données nécessaires</text:span></text:p>
            </text:list-item>
          </text:list>
        </text:list-item>
      </text:list>
      <text:p text:style-name="P15"><text:span text:style-name="T2"/></text:p>
      <text:p text:style-name="P15"><text:span text:style-name="T2">LLO → on pense concept</text:span></text:p>
      <text:p text:style-name="P15"><text:span text:style-name="T2">programmer : on raccroche à la strucutre de données champs), les codes....</text:span></text:p>
      <text:p text:style-name="P15"><text:span text:style-name="T2"/></text:p>
      <text:p text:style-name="P11">les concepts de bases</text:p>
      <text:p text:style-name="P15"><text:span text:style-name="T2">la modelisation amène à concevoir les classes (codes et données). Les objets sont activés par envois de messages lors de l'execution</text:span></text:p>
      <text:p text:style-name="P15"><text:span text:style-name="T2"/></text:p>
      <text:p text:style-name="P11">1<text:span text:style-name="T2"><text:tab/></text:span>classes et instances</text:p>
      <text:p text:style-name="P15"/>
      <text:list xml:id="list985914014" text:style-name="L5">
        <text:list-item>
          <text:list>
            <text:list-item>
              <text:list>
                <text:list-header>
                  <text:p text:style-name="P17"><text:span text:style-name="T2">définition : une classe est un moule (=matrice) à partir duquel sont générés les objets.</text:span></text:p>
                  <text:p text:style-name="P17"><text:span text:style-name="T2">Un objet généré à partir d'une classe C est une instance de C</text:span></text:p>
                  <text:p text:style-name="P17"><text:span text:style-name="T2">une classe est constituée d'un ensemble de champs (attribut, variables d'instances) qui décrivent la structure des objets et d'operations, appelés methodes, qui leur sont applicables</text:span></text:p>
                </text:list-header>
              </text:list>
            </text:list-item>
          </text:list>
        </text:list-item>
      </text:list>
      <text:p text:style-name="P15"><text:span text:style-name="T2"/></text:p>
      <text:p text:style-name="P15"><text:span text:style-name="T2">exemple :</text:span></text:p>
      <text:p text:style-name="P15"><text:span text:style-name="T2">en LOLO<text:tab/>classe compte</text:span></text:p>
      <text:p text:style-name="P15"><text:span text:style-name="T2"><text:tab/><text:tab/>champs credit: nbre</text:span></text:p>
      <text:p text:style-name="P15"><text:span text:style-name="T2"><text:tab/><text:tab/>debit : nbre</text:span></text:p>
      <text:p text:style-name="P15"><text:span text:style-name="T2"><text:tab/><text:tab/>fin</text:span></text:p>
      <text:p text:style-name="P15"><text:span text:style-name="T2"/></text:p>
      <text:p text:style-name="P15"><text:span text:style-name="T2">en JAVA<text:tab/>classe Compte{</text:span></text:p>
      <text:p text:style-name="P15"><text:span text:style-name="T2"><text:tab/><text:tab/>int debit ;</text:span></text:p>
      <text:p text:style-name="P15"><text:span text:style-name="T2"><text:tab/><text:tab/>int credit;}</text:span></text:p>
      <text:p text:style-name="P15"><text:span text:style-name="T2"/></text:p>
      <text:p text:style-name="P11"><text:span text:style-name="T2">creation d'un objet :</text:span><text:span text:style-name="T3"> un objet est créé par appel à un constructeur (new) appliqué à sa classe. Le resultat de la creation est un objet qui peut etre placé dans une variable, un pointeur sur l'objet.</text:span></text:p>
      <text:p text:style-name="P14"><text:span text:style-name="T2"/></text:p>
      <text:p text:style-name="P15"><text:span text:style-name="T2">En LOLO C1 ← compte ← new() ;</text:span></text:p>
      <text:p text:style-name="P15"><text:span text:style-name="T2">en JAVA <text:tab/>Compte C1 ;</text:span></text:p>
      <text:p text:style-name="P15"><text:span text:style-name="T2"><text:tab/><text:tab/>C1= new Compte() ;</text:span></text:p>
      <text:p text:style-name="P15"><text:span text:style-name="T2"/></text:p>
      <text:p text:style-name="P11">2 <text:tab/>methodes et envois de messages</text:p>
      <text:p text:style-name="P6"/>
      <text:list xml:id="list1812751288" text:style-name="L6">
        <text:list-item>
          <text:p text:style-name="P10">la partie dynamique des objets est assuree par l'envoi de messages</text:p>
        </text:list-item>
        <text:list-item>
          <text:p text:style-name="P10"><text:s/>instruction à un objet : envoyer un message à un objet c'est lui dire la methode qu'il doit adopter, c'est a dire la methode qu'il doit s'appliquer.</text:p>
        </text:list-item>
        <text:list-item>
          <text:p text:style-name="P10">Definitions : une methode est une description au niveau d'une classe, d'un ensemble d'instructions. La methode contient une liste de parametres formels ; elle peut s'appliquer aux objets instances de la classe.</text:p>
        </text:list-item>
        <text:list-item>
          <text:p text:style-name="P10">Un message est constitue du nom de la methodeM) et d'une liste de parametres effectifs.</text:p>
        </text:list-item>
        <text:list-item>
          <text:p text:style-name="P10">Lorsqu'un oblet O reçoit un message M, il s'applique la methode donnée dans M ; celle-ci <text:soft-page-break/>etant definie dans la classe C de l'objet O.</text:p>
        </text:list-item>
      </text:list>
      <text:p text:style-name="P6"/>
      <text:p text:style-name="P6">En LOLO les methodes :</text:p>
      <text:p text:style-name="P6">...</text:p>
      <text:p text:style-name="P6">deposer(V : nbre)</text:p>
      <text:p text:style-name="P6"><text:tab/>credit ← credit + V</text:p>
      <text:p text:style-name="P6">retirer(V:nbre)</text:p>
      <text:p text:style-name="P6"><text:tab/>DEBIT ← DEBIT + v</text:p>
      <text:p text:style-name="P6">avoirSolde () : Nbre</text:p>
      <text:p text:style-name="P6"><text:tab/>retourner credit – debit</text:p>
      <text:p text:style-name="P6">fin</text:p>
      <text:p text:style-name="P6">C1 &lt;= deposer(100) ; <text:s text:c="7"/>&lt;= deposer le message <text:s text:c="5"/>← affecter</text:p>
      <text:p text:style-name="P6">C1 &lt;= retirer(10) ;</text:p>
      <text:p text:style-name="P6">X ← <text:s/>C1 &lt;= avoirSolde() ;</text:p>
      <text:p text:style-name="P6"/>
      <text:p text:style-name="P6">en JAVA</text:p>
      <text:p text:style-name="P6">…</text:p>
      <text:p text:style-name="P6">Public deposer (int V) {credit <text:s/>+=V ;}</text:p>
      <text:p text:style-name="P6">public retirer(int V) {debit +=V ;}</text:p>
      <text:p text:style-name="P6">public int avoirSolde() {return credit <text:s/>- debit.}</text:p>
      <text:p text:style-name="P6">}</text:p>
      <text:p text:style-name="P6">C1.deposer(100) ; <text:s/>// le point cela veut dire reçoit un message</text:p>
      <text:p text:style-name="P6">C1.retirer(10) ;</text:p>
      <text:p text:style-name="P6">int X ;</text:p>
      <text:p text:style-name="P6">X= C1.avoirSolde() ; <text:s text:c="2"/>// le = veut dire affectati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13:55:53</meta:creation-date>
    <dc:date>2012-10-09T16:47:53</dc:date>
    <dc:creator>Compte etudiant</dc:creator>
    <meta:editing-duration>PT1H38M34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3" meta:paragraph-count="109" meta:word-count="705" meta:character-count="4139" meta:non-whitespace-character-count="3531"/>
  </office:meta>
</office:document-meta>
</file>